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color="#000000" draw:fill="solid" draw:fill-color="#c0c0c0" draw:textarea-horizontal-align="justify" draw:textarea-vertical-align="middle" draw:auto-grow-height="false" fo:min-height="0.75cm" fo:min-width="6.1cm"/>
    </style:style>
    <style:style style:name="gr2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6.1cm"/>
    </style:style>
    <style:style style:name="gr3" style:family="graphic" style:parent-style-name="measure">
      <style:graphic-properties draw:stroke="dash" draw:stroke-dash="Ultrafine_20_Dashed" draw:textarea-vertical-align="middle" draw:placing="below"/>
    </style:style>
    <style:style style:name="gr4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0.1cm"/>
    </style:style>
    <style:style style:name="gr5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1.3cm"/>
    </style:style>
    <style:style style:name="gr6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2.1cm"/>
    </style:style>
    <style:style style:name="gr7" style:family="graphic" style:parent-style-name="measure">
      <style:graphic-properties draw:stroke="dash" draw:stroke-dash="Ultrafine_20_Dashed" draw:textarea-vertical-align="middle"/>
    </style:style>
    <style:style style:name="gr8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1.1cm"/>
    </style:style>
    <style:style style:name="gr9" style:family="graphic" style:parent-style-name="measure">
      <style:graphic-properties draw:stroke="dash" draw:stroke-dash="Fine_20_Dashed" draw:textarea-vertical-align="middle" draw:measure-align="inside" draw:measure-vertical-align="automatic"/>
    </style:style>
    <style:style style:name="gr10" style:family="graphic" style:parent-style-name="measure">
      <style:graphic-properties draw:stroke="none" draw:fill="none" fo:min-height="0.47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/>
      <style:text-properties fo:font-size="11pt" style:font-size-asian="16pt" style:font-size-complex="16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cm" svg:height="1cm" svg:x="3.8cm" svg:y="1cm">
          <text:p text:style-name="P1"><text:span text:style-name="T1">To Memory: Wr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3.8cm" svg:y="4.6cm">
          <text:p text:style-name="P1">Length (bytes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3.8cm" svg:y="6.6cm">
          <text:p text:style-name="P1">Paylo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3.8cm" svg:y="5.6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3.8cm" svg:y="7.6cm">
          <text:p text:style-name="P1">...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3.8cm" svg:y1="8.6cm" svg:x2="10.4cm" svg:y2="8.6cm">
          <text:p text:style-name="P4"><text:span text:style-name="T2">K bits</text:span></text:p>
        </draw:measure>
        <draw:custom-shape draw:style-name="gr1" draw:text-style-name="P2" draw:layer="layout" svg:width="6.6cm" svg:height="1cm" svg:x="12.4cm" svg:y="13.2cm">
          <text:p text:style-name="P1"><text:span text:style-name="T1">From Memory: Send Event = Ack</text:span>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12.4cm" svg:y1="16.8cm" svg:x2="19cm" svg:y2="16.8cm">
          <text:p text:style-name="P4"><text:span text:style-name="T2">K bits</text:span></text:p>
        </draw:measure>
        <draw:custom-shape draw:style-name="gr4" draw:text-style-name="P5" draw:layer="layout" svg:width="0.6cm" svg:height="1cm" svg:x="15cm" svg:y="3.6cm">
          <text:p text:style-name="P1"><text:span text:style-name="T3">0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1cm" svg:x="17.2cm" svg:y="3.6cm">
          <text:p text:style-name="P1">M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1cm" svg:x="12.4cm" svg:y="1cm">
          <text:p text:style-name="P1"><text:span text:style-name="T1">To Memory: Write with Ac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12.4cm" svg:y="4.6cm">
          <text:p text:style-name="P1">Length (bytes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1cm" svg:x="12.4cm" svg:y="3.6cm">
          <text:p text:style-name="P1">Reserved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17.2cm" svg:y1="3.6cm" svg:x2="19cm" svg:y2="3.6cm">
          <text:p text:style-name="P4"><text:span text:style-name="T2">8 bits</text:span></text:p>
        </draw:measure>
        <draw:custom-shape draw:style-name="gr2" draw:text-style-name="P3" draw:layer="layout" svg:width="6.6cm" svg:height="1cm" svg:x="12.4cm" svg:y="6.6cm">
          <text:p text:style-name="P1">Paylo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12.4cm" svg:y="5.6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6cm" svg:height="1cm" svg:x="15.6cm" svg:y="3.6cm">
          <text:p text:style-name="P1">Chan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15.6cm" svg:y1="3.6cm" svg:x2="17.2cm" svg:y2="3.6cm">
          <text:p text:style-name="P4"><text:span text:style-name="T2">6 bits</text:span></text:p>
        </draw:measure>
        <draw:measure draw:style-name="gr7" draw:text-style-name="P6" draw:layer="layout" svg:x1="15cm" svg:y1="3.6cm" svg:x2="15.6cm" svg:y2="3.6cm">
          <text:p text:style-name="P4"><text:span text:style-name="T2">2 bits</text:span></text:p>
        </draw:measure>
        <draw:measure draw:style-name="gr3" draw:text-style-name="P4" draw:layer="layout" svg:x1="12.4cm" svg:y1="11.6cm" svg:x2="19cm" svg:y2="11.6cm">
          <text:p text:style-name="P4"><text:span text:style-name="T2">K bits</text:span></text:p>
        </draw:measure>
        <draw:custom-shape draw:style-name="gr2" draw:text-style-name="P3" draw:layer="layout" svg:width="6.6cm" svg:height="1cm" svg:x="12.4cm" svg:y="8.6cm">
          <text:p text:style-name="P1">Network Hops Numb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12.4cm" svg:y="9.6cm">
          <text:p text:style-name="P1">Network Hop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12.4cm" svg:y="10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12.4cm" svg:y="7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1cm" svg:x="3.8cm" svg:y="11cm">
          <text:p text:style-name="P1"><text:span text:style-name="T1">To Memory: Read (Ack or No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3.8cm" svg:y="14.6cm">
          <text:p text:style-name="P1">Length (bytes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3.8cm" svg:y="15.6cm">
          <text:p text:style-name="P1">Memory Address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3.8cm" svg:y1="19.6cm" svg:x2="10.4cm" svg:y2="19.6cm">
          <text:p text:style-name="P4"><text:span text:style-name="T2">K bits</text:span></text:p>
        </draw:measure>
        <draw:custom-shape draw:style-name="gr2" draw:text-style-name="P3" draw:layer="layout" svg:width="6.6cm" svg:height="1cm" svg:x="3.8cm" svg:y="16.6cm">
          <text:p text:style-name="P1">Network Hops Numb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3.8cm" svg:y="17.6cm">
          <text:p text:style-name="P1">Network Hop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3.8cm" svg:y="18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1cm" svg:x="6.4cm" svg:y="3.6cm">
          <text:p text:style-name="P1"><text:span text:style-name="T3">0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1cm" svg:x="8.6cm" svg:y="3.6cm">
          <text:p text:style-name="P1">Mod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1cm" svg:x="3.8cm" svg:y="3.6cm">
          <text:p text:style-name="P1">Reserved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8.6cm" svg:y1="3.6cm" svg:x2="10.4cm" svg:y2="3.6cm">
          <text:p text:style-name="P4"><text:span text:style-name="T2">8 bits</text:span></text:p>
        </draw:measure>
        <draw:custom-shape draw:style-name="gr8" draw:text-style-name="P3" draw:layer="layout" svg:width="1.6cm" svg:height="1cm" svg:x="7cm" svg:y="3.6cm">
          <text:p text:style-name="P1">Chan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7cm" svg:y1="3.6cm" svg:x2="8.6cm" svg:y2="3.6cm">
          <text:p text:style-name="P4"><text:span text:style-name="T2">6 bits</text:span></text:p>
        </draw:measure>
        <draw:measure draw:style-name="gr7" draw:text-style-name="P6" draw:layer="layout" svg:x1="6.4cm" svg:y1="3.6cm" svg:x2="7cm" svg:y2="3.6cm">
          <text:p text:style-name="P4"><text:span text:style-name="T2">2 bits</text:span></text:p>
        </draw:measure>
        <draw:custom-shape draw:style-name="gr4" draw:text-style-name="P5" draw:layer="layout" svg:width="0.6cm" svg:height="1cm" svg:x="6.4cm" svg:y="13.6cm">
          <text:p text:style-name="P1"><text:span text:style-name="T3">0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1cm" svg:x="8.6cm" svg:y="13.6cm">
          <text:p text:style-name="P1">Mod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1cm" svg:x="3.8cm" svg:y="13.6cm">
          <text:p text:style-name="P1">Reserved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8.6cm" svg:y1="13.6cm" svg:x2="10.4cm" svg:y2="13.6cm">
          <text:p text:style-name="P4"><text:span text:style-name="T2">8 bits</text:span></text:p>
        </draw:measure>
        <draw:custom-shape draw:style-name="gr8" draw:text-style-name="P3" draw:layer="layout" svg:width="1.6cm" svg:height="1cm" svg:x="7cm" svg:y="13.6cm">
          <text:p text:style-name="P1">Chan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7cm" svg:y1="13.6cm" svg:x2="8.6cm" svg:y2="13.6cm">
          <text:p text:style-name="P4"><text:span text:style-name="T2">6 bits</text:span></text:p>
        </draw:measure>
        <draw:measure draw:style-name="gr7" draw:text-style-name="P6" draw:layer="layout" svg:x1="6.4cm" svg:y1="13.6cm" svg:x2="7cm" svg:y2="13.6cm">
          <text:p text:style-name="P4"><text:span text:style-name="T2">2 bits</text:span></text:p>
        </draw:measure>
        <draw:custom-shape draw:style-name="gr4" draw:text-style-name="P5" draw:layer="layout" svg:width="0.6cm" svg:height="1cm" svg:x="15cm" svg:y="15.8cm">
          <text:p text:style-name="P1"><text:span text:style-name="T3">0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1cm" svg:x="17.2cm" svg:y="15.8cm">
          <text:p text:style-name="P1">Mod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1cm" svg:x="12.4cm" svg:y="15.8cm">
          <text:p text:style-name="P1">Reserved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17.2cm" svg:y1="15.8cm" svg:x2="19cm" svg:y2="15.8cm">
          <text:p text:style-name="P4"><text:span text:style-name="T2">8 bits</text:span></text:p>
        </draw:measure>
        <draw:custom-shape draw:style-name="gr8" draw:text-style-name="P3" draw:layer="layout" svg:width="1.6cm" svg:height="1cm" svg:x="15.6cm" svg:y="15.8cm">
          <text:p text:style-name="P1">Chan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15.6cm" svg:y1="15.8cm" svg:x2="17.2cm" svg:y2="15.8cm">
          <text:p text:style-name="P4"><text:span text:style-name="T2">6 bits</text:span></text:p>
        </draw:measure>
        <draw:measure draw:style-name="gr7" draw:text-style-name="P6" draw:layer="layout" svg:x1="15cm" svg:y1="15.8cm" svg:x2="15.6cm" svg:y2="15.8cm">
          <text:p text:style-name="P4"><text:span text:style-name="T2">2 bits</text:span></text:p>
        </draw:measure>
        <draw:measure draw:style-name="gr9" draw:text-style-name="P6" draw:layer="layout" svg:x1="3.8cm" svg:y1="19.6cm" svg:x2="3.8cm" svg:y2="16.6cm">
          <text:p text:style-name="P6"><text:span text:style-name="T4">Optional*</text:span></text:p>
        </draw:measure>
        <draw:frame draw:style-name="gr10" draw:text-style-name="P7" draw:layer="layout" svg:width="8.2cm" svg:height="0.721cm" svg:x="2.4cm" svg:y="21.479cm">
          <draw:text-box>
            <text:p text:style-name="P1"><text:span text:style-name="T5">* Optional if the return path is kept open</text:span></text:p>
          </draw:text-box>
        </draw:frame>
        <draw:measure draw:style-name="gr9" draw:text-style-name="P6" draw:layer="layout" svg:x1="12.4cm" svg:y1="11.6cm" svg:x2="12.4cm" svg:y2="8.6cm">
          <text:p text:style-name="P6"><text:span text:style-name="T4">Optional*</text:span></text:p>
        </draw:measure>
        <draw:custom-shape draw:style-name="gr1" draw:text-style-name="P2" draw:layer="layout" svg:width="6.6cm" svg:height="1cm" svg:x="12.4cm" svg:y="18.4cm">
          <text:p text:style-name="P1"><text:span text:style-name="T1">From Memory: Read Retur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12.4cm" svg:y="22cm">
          <text:p text:style-name="P1">Length (bytes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12.4cm" svg:y="24cm">
          <text:p text:style-name="P1">Paylo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12.4cm" svg:y="23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cm" svg:x="12.4cm" svg:y="2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1cm" svg:x="15cm" svg:y="21cm">
          <text:p text:style-name="P1"><text:span text:style-name="T3">0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1cm" svg:x="17.2cm" svg:y="21cm">
          <text:p text:style-name="P1">Mod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1cm" svg:x="12.4cm" svg:y="21cm">
          <text:p text:style-name="P1">Reserved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17.2cm" svg:y1="21cm" svg:x2="19cm" svg:y2="21cm">
          <text:p text:style-name="P4"><text:span text:style-name="T2">8 bits</text:span></text:p>
        </draw:measure>
        <draw:custom-shape draw:style-name="gr8" draw:text-style-name="P3" draw:layer="layout" svg:width="1.6cm" svg:height="1cm" svg:x="15.6cm" svg:y="21cm">
          <text:p text:style-name="P1">Chan</text:p>
          <draw:enhanced-geometry svg:viewBox="0 0 21600 21600" draw:type="rectangle" draw:enhanced-path="M 0 0 L 21600 0 21600 21600 0 21600 0 0 Z N"/>
        </draw:custom-shape>
        <draw:measure draw:style-name="gr7" draw:text-style-name="P6" draw:layer="layout" svg:x1="15.6cm" svg:y1="21cm" svg:x2="17.2cm" svg:y2="21cm">
          <text:p text:style-name="P4"><text:span text:style-name="T2">6 bits</text:span></text:p>
        </draw:measure>
        <draw:measure draw:style-name="gr7" draw:text-style-name="P6" draw:layer="layout" svg:x1="15cm" svg:y1="21cm" svg:x2="15.6cm" svg:y2="21cm">
          <text:p text:style-name="P4"><text:span text:style-name="T2">2 bits</text:span></text:p>
        </draw:measure>
        <draw:measure draw:style-name="gr3" draw:text-style-name="P4" draw:layer="layout" svg:x1="12.4cm" svg:y1="26cm" svg:x2="19cm" svg:y2="26cm">
          <text:p text:style-name="P4"><text:span text:style-name="T2">K bits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easure" style:family="graphic" style:parent-style-name="Default_5f_1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21:04:07.915755869</meta:creation-date>
    <dc:date>2019-08-10T21:04:46.185516949</dc:date>
    <meta:editing-duration>PT38S</meta:editing-duration>
    <meta:editing-cycles>1</meta:editing-cycles>
    <meta:document-statistic meta:object-count="68"/>
    <meta:generator>LibreOffice/6.2.5.2$Linux_X86_64 LibreOffice_project/20$Build-2</meta:generator>
  </office:meta>
</office:document-meta>
</file>